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f65" officeooo:paragraph-rsid="00067f65"/>
    </style:style>
    <style:style style:name="P2" style:family="paragraph" style:parent-style-name="Standard">
      <style:text-properties officeooo:rsid="00074d17" officeooo:paragraph-rsid="00074d17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" style:family="paragraph" style:parent-style-name="Preformatted_20_Text">
      <style:text-properties fo:color="#000000" style:font-name="DejaVu Sans Mono" fo:font-size="9pt" officeooo:rsid="00067f65" officeooo:paragraph-rsid="00067f65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rsid="00067f65" officeooo:paragraph-rsid="00067f65"/>
    </style:style>
    <style:style style:name="P6" style:family="paragraph" style:parent-style-name="Preformatted_20_Text">
      <style:text-properties fo:color="#000000" style:font-name="DejaVu Sans Mono" fo:font-size="9pt" officeooo:rsid="00074d17" officeooo:paragraph-rsid="00074d17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font-style="italic"/>
    </style:style>
    <style:style style:name="T2" style:family="text">
      <style:text-properties fo:color="#0000ff" fo:font-weight="bold"/>
    </style:style>
    <style:style style:name="T3" style:family="text">
      <style:text-properties fo:color="#0000ff" style:font-name="DejaVu Sans Mono" fo:font-size="9pt" fo:font-weight="bold"/>
    </style:style>
    <style:style style:name="T4" style:family="text">
      <style:text-properties fo:color="#008000"/>
    </style:style>
    <style:style style:name="T5" style:family="text">
      <style:text-properties fo:color="#008000" fo:font-weight="bold"/>
    </style:style>
    <style:style style:name="T6" style:family="text">
      <style:text-properties fo:color="#008000" style:font-name="DejaVu Sans Mono" fo:font-size="9pt" fo:font-weight="bold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000080" style:font-name="DejaVu Sans Mono" fo:font-size="9pt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660e7a" style:font-name="DejaVu Sans Mono" fo:font-size="9pt" fo:font-weight="bold"/>
    </style:style>
    <style:style style:name="T12" style:family="text">
      <style:text-properties fo:color="#660e7a" style:font-name="DejaVu Sans Mono" fo:font-size="9pt" fo:font-style="italic" fo:font-weight="bold"/>
    </style:style>
    <style:style style:name="T13" style:family="text">
      <style:text-properties style:font-name="DejaVu Sans Mono" fo:font-size="9pt"/>
    </style:style>
    <style:style style:name="T14" style:family="text">
      <style:text-properties fo:color="#808000"/>
    </style:style>
    <style:style style:name="T15" style:family="text">
      <style:text-properties fo:color="#808000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XML PAGE</text:span></text:p>
      <text:p text:style-name="P3"><text:span text:style-name="T1"/></text:p>
      <text:p text:style-name="P3"><text:span text:style-name="T1"/></text:p>
      <text:p text:style-name="P3"><text:span text:style-name="T1">&lt;?</text:span><text:span text:style-name="T2">xml version=</text:span><text:span text:style-name="T5">"1.0" </text:span><text:span text:style-name="T2">encoding=</text:span><text:span text:style-name="T5">"utf-8"</text:span><text:span text:style-name="T1">?&gt;</text:span></text:p>
      <text:p text:style-name="P3">&lt;<text:span text:style-name="T8">android.support.constraint.ConstraintLayout </text:span><text:span text:style-name="T2">xmlns:</text:span><text:span text:style-name="T10">android</text:span><text:span text:style-name="T2">=</text:span><text:span text:style-name="T5">"http://schemas.android.com/apk/res/android"</text:span></text:p>
      <text:p text:style-name="P7"><text:span text:style-name="T4"><text:s text:c="4"/></text:span><text:span text:style-name="T3">xmlns:</text:span><text:span text:style-name="T11">app</text:span><text:span text:style-name="T3">=</text:span><text:span text:style-name="T6">"http://schemas.android.com/apk/res-auto"</text:span></text:p>
      <text:p text:style-name="P7"><text:span text:style-name="T4"><text:s text:c="4"/></text:span><text:span text:style-name="T3">xmlns:</text:span><text:span text:style-name="T11">tools</text:span><text:span text:style-name="T3">=</text:span><text:span text:style-name="T6">"http://schemas.android.com/tools"</text:span></text:p>
      <text:p text:style-name="P7"><text:span text:style-name="T4"><text:s text:c="4"/></text:span><text:span text:style-name="T11">android</text:span><text:span text:style-name="T3">:layout_width=</text:span><text:span text:style-name="T6">"match_parent"</text:span></text:p>
      <text:p text:style-name="P7"><text:span text:style-name="T4"><text:s text:c="4"/></text:span><text:span text:style-name="T11">android</text:span><text:span text:style-name="T3">:layout_height=</text:span><text:span text:style-name="T6">"match_parent"</text:span></text:p>
      <text:p text:style-name="P7"><text:span text:style-name="T4"><text:s text:c="4"/></text:span><text:span text:style-name="T11">tools</text:span><text:span text:style-name="T3">:context=</text:span><text:span text:style-name="T6">".MainActivity"</text:span><text:span text:style-name="T13">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1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fullname"</text:span></text:p>
      <text:p text:style-name="P7"><text:span text:style-name="T4"><text:s text:c="8"/></text:span><text:span text:style-name="T11">android</text:span><text:span text:style-name="T3">:inputType=</text:span><text:span text:style-name="T6">"textPersonNam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Horizontal_bias=</text:span><text:span text:style-name="T6">"0.0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TopOf=</text:span><text:span text:style-name="T6">"parent"</text:span></text:p>
      <text:p text:style-name="P7"><text:span text:style-name="T4"><text:s text:c="8"/></text:span><text:span text:style-name="T11">app</text:span><text:span text:style-name="T3">:layout_constraintVertical_bias=</text:span><text:span text:style-name="T6">"0.0" </text:span><text:span text:style-name="T13">/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2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email"</text:span></text:p>
      <text:p text:style-name="P7"><text:span text:style-name="T4"><text:s text:c="8"/></text:span><text:span text:style-name="T11">android</text:span><text:span text:style-name="T3">:inputType=</text:span><text:span text:style-name="T6">"textPersonNam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Horizontal_bias=</text:span><text:span text:style-name="T6">"0.0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t1"</text:span></text:p>
      <text:p text:style-name="P7"><text:span text:style-name="T4"><text:s text:c="8"/></text:span><text:span text:style-name="T11">app</text:span><text:span text:style-name="T3">:layout_constraintVertical_bias=</text:span><text:span text:style-name="T6">"0.0" </text:span><text:span text:style-name="T13">/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3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mobile"</text:span></text:p>
      <text:p text:style-name="P7"><text:span text:style-name="T4"><text:s text:c="8"/></text:span><text:span text:style-name="T11">android</text:span><text:span text:style-name="T3">:inputType=</text:span><text:span text:style-name="T6">"textPersonNam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Horizontal_bias=</text:span><text:span text:style-name="T6">"1.0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t2"</text:span></text:p>
      <text:p text:style-name="P7"><text:span text:style-name="T4"><text:s text:c="8"/></text:span><text:span text:style-name="T11">app</text:span><text:span text:style-name="T3">:layout_constraintVertical_bias=</text:span><text:span text:style-name="T6">"0.0" </text:span><text:span text:style-name="T13">/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4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username"</text:span></text:p>
      <text:p text:style-name="P7"><text:soft-page-break/><text:span text:style-name="T4"><text:s text:c="8"/></text:span><text:span text:style-name="T11">android</text:span><text:span text:style-name="T3">:inputType=</text:span><text:span text:style-name="T6">"textPersonNam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Horizontal_bias=</text:span><text:span text:style-name="T6">"1.0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t3"</text:span></text:p>
      <text:p text:style-name="P7"><text:span text:style-name="T4"><text:s text:c="8"/></text:span><text:span text:style-name="T11">app</text:span><text:span text:style-name="T3">:layout_constraintVertical_bias=</text:span><text:span text:style-name="T6">"0.0" </text:span><text:span text:style-name="T13">/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5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password"</text:span></text:p>
      <text:p text:style-name="P7"><text:span text:style-name="T4"><text:s text:c="8"/></text:span><text:span text:style-name="T11">android</text:span><text:span text:style-name="T3">:inputType=</text:span><text:span text:style-name="T6">"textPersonNam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Horizontal_bias=</text:span><text:span text:style-name="T6">"1.0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ditText4"</text:span></text:p>
      <text:p text:style-name="P7"><text:span text:style-name="T4"><text:s text:c="8"/></text:span><text:span text:style-name="T11">app</text:span><text:span text:style-name="T3">:layout_constraintVertical_bias=</text:span><text:span text:style-name="T6">"0.0" </text:span><text:span text:style-name="T13">/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7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date"</text:span></text:p>
      <text:p text:style-name="P7"><text:span text:style-name="T4"><text:s text:c="8"/></text:span><text:span text:style-name="T11">android</text:span><text:span text:style-name="T3">:inputType=</text:span><text:span text:style-name="T6">"dat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t5" </text:span><text:span text:style-name="T13">/&gt;</text:span></text:p>
      <text:p text:style-name="P7"><text:s text:c="4"/><text:span text:style-name="T13">&lt;</text:span><text:span text:style-name="T9">Button</text:span></text:p>
      <text:p text:style-name="P7"><text:span text:style-name="T7"><text:s text:c="8"/></text:span><text:span text:style-name="T11">android</text:span><text:span text:style-name="T3">:id=</text:span><text:span text:style-name="T6">"@+id/bt1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text=</text:span><text:span text:style-name="T6">"submit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t7"</text:span></text:p>
      <text:p text:style-name="P8"><text:span text:style-name="T4"><text:s text:c="8"/></text:span><text:span text:style-name="T11">android</text:span><text:span text:style-name="T3">:onClick=</text:span><text:span text:style-name="T6">"click"</text:span><text:span text:style-name="T13">/&gt;</text:span></text:p>
      <text:p text:style-name="Standard"/>
      <text:p text:style-name="Standard"/>
      <text:p text:style-name="Standard"/>
      <text:p text:style-name="P1">JAVA CODE</text:p>
      <text:p text:style-name="P1"/>
      <text:p text:style-name="P1"/>
      <text:p text:style-name="P1"/>
      <text:p text:style-name="P4"><text:span text:style-name="T8">package </text:span>com.example.sjcet.myapplication;</text:p>
      <text:p text:style-name="P3"><text:span text:style-name="T8">import </text:span>android.content.Intent;</text:p>
      <text:p text:style-name="P3"><text:span text:style-name="T8">import </text:span>android.content.SharedPreferences;</text:p>
      <text:p text:style-name="P3"><text:span text:style-name="T8">import </text:span>android.support.v7.app.AppCompatActivity;</text:p>
      <text:p text:style-name="P3"><text:span text:style-name="T8">import </text:span>android.os.Bundle;</text:p>
      <text:p text:style-name="P3"><text:span text:style-name="T8">import </text:span>android.view.View;</text:p>
      <text:p text:style-name="P3"><text:span text:style-name="T8">import </text:span>android.widget.Button;</text:p>
      <text:p text:style-name="P3"><text:span text:style-name="T8">import </text:span>android.widget.EditText;</text:p>
      <text:p text:style-name="P3"><text:soft-page-break/><text:span text:style-name="T8">public class </text:span>MainActivity <text:span text:style-name="T8">extends </text:span>AppCompatActivity {</text:p>
      <text:p text:style-name="P7"><text:s text:c="4"/><text:span text:style-name="T13">EditText </text:span><text:span text:style-name="T11">et1</text:span><text:span text:style-name="T13">,</text:span><text:span text:style-name="T11">et2</text:span><text:span text:style-name="T13">,</text:span><text:span text:style-name="T11">et3</text:span><text:span text:style-name="T13">,</text:span><text:span text:style-name="T11">et4</text:span><text:span text:style-name="T13">,</text:span><text:span text:style-name="T11">et5</text:span><text:span text:style-name="T13">,</text:span><text:span text:style-name="T11">et7</text:span><text:span text:style-name="T13">;</text:span></text:p>
      <text:p text:style-name="P7"><text:s text:c="4"/><text:span text:style-name="T13">Button </text:span><text:span text:style-name="T11">bt1</text:span><text:span text:style-name="T13">;</text:span></text:p>
      <text:p text:style-name="P7"><text:s text:c="4"/><text:span text:style-name="T15">@Override</text:span></text:p>
      <text:p text:style-name="P7"><text:span text:style-name="T14"><text:s text:c="4"/></text:span><text:span text:style-name="T9">protected void </text:span><text:span text:style-name="T13">onCreate(Bundle savedInstanceState) {</text:span></text:p>
      <text:p text:style-name="P7"><text:s text:c="8"/><text:span text:style-name="T9">super</text:span><text:span text:style-name="T13">.onCreate(savedInstanceState);</text:span></text:p>
      <text:p text:style-name="P7"><text:s text:c="8"/><text:span text:style-name="T13">setContentView(R.layout.</text:span><text:span text:style-name="T12">activity_main</text:span><text:span text:style-name="T13">);</text:span></text:p>
      <text:p text:style-name="P7"><text:s text:c="8"/><text:span text:style-name="T11">et1</text:span><text:span text:style-name="T13">.findViewById(R.id.</text:span><text:span text:style-name="T12">et1</text:span><text:span text:style-name="T13">);</text:span></text:p>
      <text:p text:style-name="P7"><text:s text:c="8"/><text:span text:style-name="T11">et2</text:span><text:span text:style-name="T13">.findViewById(R.id.</text:span><text:span text:style-name="T12">et2</text:span><text:span text:style-name="T13">);</text:span></text:p>
      <text:p text:style-name="P7"><text:s text:c="8"/><text:span text:style-name="T11">et3</text:span><text:span text:style-name="T13">.findViewById(R.id.</text:span><text:span text:style-name="T12">et3</text:span><text:span text:style-name="T13">);</text:span></text:p>
      <text:p text:style-name="P7"><text:s text:c="8"/><text:span text:style-name="T11">et4</text:span><text:span text:style-name="T13">.findViewById(R.id.</text:span><text:span text:style-name="T12">et4</text:span><text:span text:style-name="T13">);</text:span></text:p>
      <text:p text:style-name="P7"><text:s text:c="8"/><text:span text:style-name="T11">et5</text:span><text:span text:style-name="T13">.findViewById(R.id.</text:span><text:span text:style-name="T12">et5</text:span><text:span text:style-name="T13">);</text:span></text:p>
      <text:p text:style-name="P7"><text:s text:c="8"/><text:span text:style-name="T11">et7</text:span><text:span text:style-name="T13">.findViewById(R.id.</text:span><text:span text:style-name="T12">et7</text:span><text:span text:style-name="T13">);</text:span></text:p>
      <text:p text:style-name="P7"><text:s text:c="4"/><text:span text:style-name="T13">}</text:span></text:p>
      <text:p text:style-name="P7"><text:s text:c="4"/><text:span text:style-name="T9">public void </text:span><text:span text:style-name="T13">click(View view) {</text:span></text:p>
      <text:p text:style-name="P7"><text:s text:c="8"/><text:span text:style-name="T13">SharedPreferences = getSharedPreferences.mypref();</text:span></text:p>
      <text:p text:style-name="P7"><text:s text:c="8"/><text:span text:style-name="T13">SharedPreferences.Editor editor= mypref().edit;</text:span></text:p>
      <text:p text:style-name="P7"><text:s text:c="8"/><text:span text:style-name="T13">editor.putString(</text:span><text:span text:style-name="T6">"fullname"</text:span><text:span text:style-name="T13">,</text:span><text:span text:style-name="T11">et1</text:span><text:span text:style-name="T13">.getText().toString());</text:span></text:p>
      <text:p text:style-name="P7"><text:s text:c="8"/><text:span text:style-name="T13">editor.putString(</text:span><text:span text:style-name="T6">"email"</text:span><text:span text:style-name="T13">,</text:span><text:span text:style-name="T11">et2</text:span><text:span text:style-name="T13">.getText().toString());</text:span></text:p>
      <text:p text:style-name="P7"><text:s text:c="8"/><text:span text:style-name="T13">editor.putString(</text:span><text:span text:style-name="T6">"mobile"</text:span><text:span text:style-name="T13">,</text:span><text:span text:style-name="T11">et3</text:span><text:span text:style-name="T13">.getText().toString());</text:span></text:p>
      <text:p text:style-name="P7"><text:s text:c="8"/><text:span text:style-name="T13">editor.putString(</text:span><text:span text:style-name="T6">"username"</text:span><text:span text:style-name="T13">,</text:span><text:span text:style-name="T11">et4</text:span><text:span text:style-name="T13">.getText().toString());</text:span></text:p>
      <text:p text:style-name="P7"><text:s text:c="8"/><text:span text:style-name="T13">editor.putString(</text:span><text:span text:style-name="T6">"password"</text:span><text:span text:style-name="T13">,</text:span><text:span text:style-name="T11">et5</text:span><text:span text:style-name="T13">.getText().toString());</text:span></text:p>
      <text:p text:style-name="P7"><text:s text:c="8"/><text:span text:style-name="T13">editor.putString(</text:span><text:span text:style-name="T6">"date of birth"</text:span><text:span text:style-name="T13">,</text:span><text:span text:style-name="T11">et7</text:span><text:span text:style-name="T13">.getText().toString());</text:span></text:p>
      <text:p text:style-name="P7"><text:s text:c="8"/><text:span text:style-name="T13">editor.commit();</text:span></text:p>
      <text:p text:style-name="P7"><text:s text:c="8"/><text:span text:style-name="T13">editor.apply();</text:span></text:p>
      <text:p text:style-name="P7"><text:s text:c="8"/><text:span text:style-name="T13">Intent intent = </text:span><text:span text:style-name="T9">new <text:s/></text:span><text:span text:style-name="T13">Intent(MainActivity.</text:span><text:span text:style-name="T9">this</text:span><text:span text:style-name="T13">,Main2Activity.</text:span><text:span text:style-name="T9">class</text:span><text:span text:style-name="T13">);</text:span></text:p>
      <text:p text:style-name="P7"><text:s text:c="8"/><text:span text:style-name="T13">startActivity(intent);</text:span></text:p>
      <text:p text:style-name="P7"><text:s text:c="4"/><text:span text:style-name="T13">}</text:span></text:p>
      <text:p text:style-name="P9">}</text:p>
      <text:p text:style-name="P1"/>
      <text:p text:style-name="P1"/>
      <text:p text:style-name="P1"/>
      <text:p text:style-name="P2">xml2</text:p>
      <text:p text:style-name="P2"/>
      <text:p text:style-name="P2"/>
      <text:p text:style-name="P6"><text:span text:style-name="T1">&lt;?</text:span><text:span text:style-name="T2">xml version=</text:span><text:span text:style-name="T5">"1.0" </text:span><text:span text:style-name="T2">encoding=</text:span><text:span text:style-name="T5">"utf-8"</text:span><text:span text:style-name="T1">?&gt;</text:span></text:p>
      <text:p text:style-name="P3">&lt;<text:span text:style-name="T8">android.support.constraint.ConstraintLayout </text:span><text:span text:style-name="T2">xmlns:</text:span><text:span text:style-name="T10">android</text:span><text:span text:style-name="T2">=</text:span><text:span text:style-name="T5">"http://schemas.android.com/apk/res/android"</text:span></text:p>
      <text:p text:style-name="P7"><text:span text:style-name="T4"><text:s text:c="4"/></text:span><text:span text:style-name="T3">xmlns:</text:span><text:span text:style-name="T11">app</text:span><text:span text:style-name="T3">=</text:span><text:span text:style-name="T6">"http://schemas.android.com/apk/res-auto"</text:span></text:p>
      <text:p text:style-name="P7"><text:span text:style-name="T4"><text:s text:c="4"/></text:span><text:span text:style-name="T3">xmlns:</text:span><text:span text:style-name="T11">tools</text:span><text:span text:style-name="T3">=</text:span><text:span text:style-name="T6">"http://schemas.android.com/tools"</text:span></text:p>
      <text:p text:style-name="P7"><text:span text:style-name="T4"><text:s text:c="4"/></text:span><text:span text:style-name="T11">android</text:span><text:span text:style-name="T3">:layout_width=</text:span><text:span text:style-name="T6">"match_parent"</text:span></text:p>
      <text:p text:style-name="P7"><text:span text:style-name="T4"><text:s text:c="4"/></text:span><text:span text:style-name="T11">android</text:span><text:span text:style-name="T3">:layout_height=</text:span><text:span text:style-name="T6">"match_parent"</text:span></text:p>
      <text:p text:style-name="P7"><text:span text:style-name="T4"><text:s text:c="4"/></text:span><text:span text:style-name="T11">tools</text:span><text:span text:style-name="T3">:context=</text:span><text:span text:style-name="T6">".MainActivity"</text:span><text:span text:style-name="T13">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1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fullname"</text:span></text:p>
      <text:p text:style-name="P7"><text:span text:style-name="T4"><text:s text:c="8"/></text:span><text:span text:style-name="T11">android</text:span><text:span text:style-name="T3">:inputType=</text:span><text:span text:style-name="T6">"textPersonNam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Horizontal_bias=</text:span><text:span text:style-name="T6">"0.0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TopOf=</text:span><text:span text:style-name="T6">"parent"</text:span></text:p>
      <text:p text:style-name="P7"><text:span text:style-name="T4"><text:s text:c="8"/></text:span><text:span text:style-name="T11">app</text:span><text:span text:style-name="T3">:layout_constraintVertical_bias=</text:span><text:span text:style-name="T6">"0.0" </text:span><text:span text:style-name="T13">/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2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oft-page-break/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email"</text:span></text:p>
      <text:p text:style-name="P7"><text:span text:style-name="T4"><text:s text:c="8"/></text:span><text:span text:style-name="T11">android</text:span><text:span text:style-name="T3">:inputType=</text:span><text:span text:style-name="T6">"textPersonNam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Horizontal_bias=</text:span><text:span text:style-name="T6">"0.0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t1"</text:span></text:p>
      <text:p text:style-name="P7"><text:span text:style-name="T4"><text:s text:c="8"/></text:span><text:span text:style-name="T11">app</text:span><text:span text:style-name="T3">:layout_constraintVertical_bias=</text:span><text:span text:style-name="T6">"0.0" </text:span><text:span text:style-name="T13">/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3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mobile"</text:span></text:p>
      <text:p text:style-name="P7"><text:span text:style-name="T4"><text:s text:c="8"/></text:span><text:span text:style-name="T11">android</text:span><text:span text:style-name="T3">:inputType=</text:span><text:span text:style-name="T6">"textPersonNam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Horizontal_bias=</text:span><text:span text:style-name="T6">"1.0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t2"</text:span></text:p>
      <text:p text:style-name="P7"><text:span text:style-name="T4"><text:s text:c="8"/></text:span><text:span text:style-name="T11">app</text:span><text:span text:style-name="T3">:layout_constraintVertical_bias=</text:span><text:span text:style-name="T6">"0.0" </text:span><text:span text:style-name="T13">/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4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username"</text:span></text:p>
      <text:p text:style-name="P7"><text:span text:style-name="T4"><text:s text:c="8"/></text:span><text:span text:style-name="T11">android</text:span><text:span text:style-name="T3">:inputType=</text:span><text:span text:style-name="T6">"textPersonNam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Horizontal_bias=</text:span><text:span text:style-name="T6">"1.0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t3"</text:span></text:p>
      <text:p text:style-name="P7"><text:span text:style-name="T4"><text:s text:c="8"/></text:span><text:span text:style-name="T11">app</text:span><text:span text:style-name="T3">:layout_constraintVertical_bias=</text:span><text:span text:style-name="T6">"0.0" </text:span><text:span text:style-name="T13">/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5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password"</text:span></text:p>
      <text:p text:style-name="P7"><text:span text:style-name="T4"><text:s text:c="8"/></text:span><text:span text:style-name="T11">android</text:span><text:span text:style-name="T3">:inputType=</text:span><text:span text:style-name="T6">"textPersonNam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Horizontal_bias=</text:span><text:span text:style-name="T6">"1.0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t4"</text:span></text:p>
      <text:p text:style-name="P7"><text:span text:style-name="T4"><text:s text:c="8"/></text:span><text:span text:style-name="T11">app</text:span><text:span text:style-name="T3">:layout_constraintVertical_bias=</text:span><text:span text:style-name="T6">"0.0" </text:span><text:span text:style-name="T13">/&gt;</text:span></text:p>
      <text:p text:style-name="P7"><text:s text:c="4"/><text:span text:style-name="T13">&lt;</text:span><text:span text:style-name="T9">EditText</text:span></text:p>
      <text:p text:style-name="P7"><text:span text:style-name="T7"><text:s text:c="8"/></text:span><text:span text:style-name="T11">android</text:span><text:span text:style-name="T3">:id=</text:span><text:span text:style-name="T6">"@+id/et7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ems=</text:span><text:span text:style-name="T6">"10"</text:span></text:p>
      <text:p text:style-name="P7"><text:span text:style-name="T4"><text:s text:c="8"/></text:span><text:span text:style-name="T11">android</text:span><text:span text:style-name="T3">:hint=</text:span><text:span text:style-name="T6">"date"</text:span></text:p>
      <text:p text:style-name="P7"><text:soft-page-break/><text:span text:style-name="T4"><text:s text:c="8"/></text:span><text:span text:style-name="T11">android</text:span><text:span text:style-name="T3">:inputType=</text:span><text:span text:style-name="T6">"date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t5" </text:span><text:span text:style-name="T13">/&gt;</text:span></text:p>
      <text:p text:style-name="P7"><text:s text:c="4"/><text:span text:style-name="T13">&lt;</text:span><text:span text:style-name="T9">Button</text:span></text:p>
      <text:p text:style-name="P7"><text:span text:style-name="T7"><text:s text:c="8"/></text:span><text:span text:style-name="T11">android</text:span><text:span text:style-name="T3">:id=</text:span><text:span text:style-name="T6">"@+id/bt1"</text:span></text:p>
      <text:p text:style-name="P7"><text:span text:style-name="T4"><text:s text:c="8"/></text:span><text:span text:style-name="T11">android</text:span><text:span text:style-name="T3">:layout_width=</text:span><text:span text:style-name="T6">"0dp"</text:span></text:p>
      <text:p text:style-name="P7"><text:span text:style-name="T4"><text:s text:c="8"/></text:span><text:span text:style-name="T11">android</text:span><text:span text:style-name="T3">:layout_height=</text:span><text:span text:style-name="T6">"wrap_content"</text:span></text:p>
      <text:p text:style-name="P7"><text:span text:style-name="T4"><text:s text:c="8"/></text:span><text:span text:style-name="T11">android</text:span><text:span text:style-name="T3">:layout_marginTop=</text:span><text:span text:style-name="T6">"32dp"</text:span></text:p>
      <text:p text:style-name="P7"><text:span text:style-name="T4"><text:s text:c="8"/></text:span><text:span text:style-name="T11">android</text:span><text:span text:style-name="T3">:layout_marginBottom=</text:span><text:span text:style-name="T6">"64dp"</text:span></text:p>
      <text:p text:style-name="P7"><text:span text:style-name="T4"><text:s text:c="8"/></text:span><text:span text:style-name="T11">android</text:span><text:span text:style-name="T3">:text=</text:span><text:span text:style-name="T6">"submit"</text:span></text:p>
      <text:p text:style-name="P7"><text:span text:style-name="T4"><text:s text:c="8"/></text:span><text:span text:style-name="T11">app</text:span><text:span text:style-name="T3">:layout_constraintBottom_toBottomOf=</text:span><text:span text:style-name="T6">"parent"</text:span></text:p>
      <text:p text:style-name="P7"><text:span text:style-name="T4"><text:s text:c="8"/></text:span><text:span text:style-name="T11">app</text:span><text:span text:style-name="T3">:layout_constraintEnd_toEndOf=</text:span><text:span text:style-name="T6">"parent"</text:span></text:p>
      <text:p text:style-name="P7"><text:span text:style-name="T4"><text:s text:c="8"/></text:span><text:span text:style-name="T11">app</text:span><text:span text:style-name="T3">:layout_constraintStart_toStartOf=</text:span><text:span text:style-name="T6">"parent"</text:span></text:p>
      <text:p text:style-name="P7"><text:span text:style-name="T4"><text:s text:c="8"/></text:span><text:span text:style-name="T11">app</text:span><text:span text:style-name="T3">:layout_constraintTop_toBottomOf=</text:span><text:span text:style-name="T6">"@+id/et7"</text:span></text:p>
      <text:p text:style-name="P8"><text:span text:style-name="T4"><text:s text:c="8"/></text:span><text:span text:style-name="T11">android</text:span><text:span text:style-name="T3">:onClick=</text:span><text:span text:style-name="T6">"click"</text:span><text:span text:style-name="T13">/&gt;</text:span></text:p>
      <text:p text:style-name="P2"/>
      <text:p text:style-name="P2"/>
      <text:p text:style-name="P2">java code</text:p>
      <text:p text:style-name="P2"/>
      <text:p text:style-name="P6"><text:span text:style-name="T8">ackage </text:span>com.example.sjcet.myapplication;</text:p>
      <text:p text:style-name="P3"><text:span text:style-name="T8">import </text:span>android.content.Intent;</text:p>
      <text:p text:style-name="P3"><text:span text:style-name="T8">import </text:span>android.content.SharedPreferences;</text:p>
      <text:p text:style-name="P3"><text:span text:style-name="T8">import </text:span>android.support.v7.app.AppCompatActivity;</text:p>
      <text:p text:style-name="P3"><text:span text:style-name="T8">import </text:span>android.os.Bundle;</text:p>
      <text:p text:style-name="P3"><text:span text:style-name="T8">import </text:span>android.view.View;</text:p>
      <text:p text:style-name="P3"><text:span text:style-name="T8">import </text:span>android.widget.TextView;</text:p>
      <text:p text:style-name="P3"><text:span text:style-name="T8">public class </text:span>Main2Activity <text:span text:style-name="T8">extends </text:span>AppCompatActivity {</text:p>
      <text:p text:style-name="P7"><text:s text:c="4"/><text:span text:style-name="T13">TextView </text:span><text:span text:style-name="T11">tv</text:span><text:span text:style-name="T13">,</text:span><text:span text:style-name="T11">tv2</text:span><text:span text:style-name="T13">,</text:span><text:span text:style-name="T11">tv3</text:span><text:span text:style-name="T13">,</text:span><text:span text:style-name="T11">tv4</text:span><text:span text:style-name="T13">,</text:span><text:span text:style-name="T11">tv5</text:span><text:span text:style-name="T13">,</text:span><text:span text:style-name="T11">tv6</text:span><text:span text:style-name="T13">;</text:span></text:p>
      <text:p text:style-name="P7"><text:s text:c="4"/><text:span text:style-name="T13">String </text:span><text:span text:style-name="T11">name</text:span><text:span text:style-name="T13">,</text:span><text:span text:style-name="T11">email</text:span><text:span text:style-name="T13">,</text:span><text:span text:style-name="T11">mobile</text:span><text:span text:style-name="T13">;</text:span></text:p>
      <text:p text:style-name="P7"><text:s text:c="4"/><text:span text:style-name="T15">@Override</text:span></text:p>
      <text:p text:style-name="P7"><text:span text:style-name="T14"><text:s text:c="4"/></text:span><text:span text:style-name="T9">protected void </text:span><text:span text:style-name="T13">onCreate(Bundle savedInstanceState) {</text:span></text:p>
      <text:p text:style-name="P7"><text:s text:c="8"/><text:span text:style-name="T9">super</text:span><text:span text:style-name="T13">.onCreate(savedInstanceState);</text:span></text:p>
      <text:p text:style-name="P7"><text:s text:c="8"/><text:span text:style-name="T13">setContentView(R.layout.</text:span><text:span text:style-name="T12">activity_main2</text:span><text:span text:style-name="T13">);</text:span></text:p>
      <text:p text:style-name="P7"><text:s text:c="8"/><text:span text:style-name="T11">tv2</text:span><text:span text:style-name="T13">.findViewById(R.id.</text:span><text:span text:style-name="T12">tv1</text:span><text:span text:style-name="T13">);</text:span></text:p>
      <text:p text:style-name="P7"><text:s text:c="8"/><text:span text:style-name="T11">tv3</text:span><text:span text:style-name="T13">.findViewById(R.id.</text:span><text:span text:style-name="T12">tv2</text:span><text:span text:style-name="T13">);</text:span></text:p>
      <text:p text:style-name="P7"><text:s text:c="8"/><text:span text:style-name="T11">tv4</text:span><text:span text:style-name="T13">.findViewById(R.id.</text:span><text:span text:style-name="T12">tv3</text:span><text:span text:style-name="T13">);</text:span></text:p>
      <text:p text:style-name="P7"><text:s text:c="4"/><text:span text:style-name="T13">}</text:span></text:p>
      <text:p text:style-name="P7"><text:s text:c="4"/><text:span text:style-name="T9">public void </text:span><text:span text:style-name="T13">click(View view) {</text:span></text:p>
      <text:p text:style-name="P7"><text:s text:c="8"/><text:span text:style-name="T13">SharedPreferences = getSharedPreferences();</text:span></text:p>
      <text:p text:style-name="P7"><text:s text:c="8"/><text:span text:style-name="T13">Intent intent = getIntent();</text:span></text:p>
      <text:p text:style-name="P7"><text:s text:c="8"/><text:span text:style-name="T13">String = getString(</text:span><text:span text:style-name="T6">"name"</text:span><text:span text:style-name="T13">,not </text:span><text:span text:style-name="T9">null</text:span><text:span text:style-name="T13">);</text:span></text:p>
      <text:p text:style-name="P7"><text:s text:c="8"/><text:span text:style-name="T13">String = getString(</text:span><text:span text:style-name="T6">"Email"</text:span><text:span text:style-name="T13">,Not </text:span><text:span text:style-name="T9">null</text:span><text:span text:style-name="T13">);</text:span></text:p>
      <text:p text:style-name="P7"><text:s text:c="8"/><text:span text:style-name="T13">String = getString(</text:span><text:span text:style-name="T6">"mobile"</text:span><text:span text:style-name="T13">,Not </text:span><text:span text:style-name="T9">null</text:span><text:span text:style-name="T13">);</text:span></text:p>
      <text:p text:style-name="P7"><text:s text:c="8"/><text:span text:style-name="T11">tv2</text:span><text:span text:style-name="T13">.setText(</text:span><text:span text:style-name="T6">"name"</text:span><text:span text:style-name="T13">,+</text:span><text:span text:style-name="T11">name</text:span><text:span text:style-name="T13">);</text:span></text:p>
      <text:p text:style-name="P7"><text:s text:c="8"/><text:span text:style-name="T11">tv3</text:span><text:span text:style-name="T13">.setText(</text:span><text:span text:style-name="T6">"email"</text:span><text:span text:style-name="T13">,+</text:span><text:span text:style-name="T11">email</text:span><text:span text:style-name="T13">);</text:span></text:p>
      <text:p text:style-name="P7"><text:s text:c="8"/><text:span text:style-name="T11">tv4</text:span><text:span text:style-name="T13">.setText((</text:span><text:span text:style-name="T6">"mobile"</text:span><text:span text:style-name="T13">,+</text:span><text:span text:style-name="T11">mobile</text:span><text:span text:style-name="T13">););</text:span></text:p>
      <text:p text:style-name="P7"><text:s text:c="8"/></text:p>
      <text:p text:style-name="P7"><text:s text:c="4"/><text:span text:style-name="T13">}</text:span></text:p>
      <text:p text:style-name="P9">}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0T17:50:41.760485400</meta:creation-date>
    <dc:date>2022-03-30T18:04:27.476716930</dc:date>
    <meta:editing-duration>PT3M3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5" meta:paragraph-count="285" meta:word-count="374" meta:character-count="11208" meta:non-whitespace-character-count="9205"/>
  </office:meta>
</office:document-meta>
</file>